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061" officeooo:paragraph-rsid="0019b061"/>
    </style:style>
    <style:style style:name="P2" style:family="paragraph" style:parent-style-name="Standard">
      <style:text-properties officeooo:rsid="0019b061" officeooo:paragraph-rsid="001bb4bc"/>
    </style:style>
    <style:style style:name="P3" style:family="paragraph" style:parent-style-name="Standard">
      <style:text-properties officeooo:rsid="001ba1fe" officeooo:paragraph-rsid="001ba1fe"/>
    </style:style>
    <style:style style:name="P4" style:family="paragraph" style:parent-style-name="Standard">
      <style:text-properties officeooo:rsid="001ba1fe" officeooo:paragraph-rsid="001bb4bc"/>
    </style:style>
    <style:style style:name="P5" style:family="paragraph" style:parent-style-name="Standard">
      <style:text-properties officeooo:rsid="001bb4bc" officeooo:paragraph-rsid="001bb4bc"/>
    </style:style>
    <style:style style:name="P6" style:family="paragraph" style:parent-style-name="Standard">
      <style:text-properties officeooo:rsid="001d9309" officeooo:paragraph-rsid="001d9309"/>
    </style:style>
    <style:style style:name="T1" style:family="text">
      <style:text-properties officeooo:rsid="001bb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is writing a code that asks “How old are you?” and then categoriz<text:span text:style-name="T1">ing</text:span> the answer. Categorization depends on each other so code should include conditional situations (if).</text:p>
      <text:p text:style-name="P3"/>
      <text:p text:style-name="P4">I <text:span text:style-name="T1">intend to solve the problem by writing a code that includes if function, and then interpret the classifications which are:<text:tab/></text:span></text:p>
      <text:p text:style-name="P5"><text:tab/>age&gt;19 print (“adult”)</text:p>
      <text:p text:style-name="P2"><text:tab/>0&lt;=age&lt;=19 print ("children")</text:p>
      <text:p text:style-name="P2"><text:tab/><text:tab/>10&lt;=age&lt;=19 print ("adolescent")</text:p>
      <text:p text:style-name="P2"><text:tab/><text:tab/>age&lt;1 print ("infants")</text:p>
      <text:p text:style-name="P1"/>
      <text:p text:style-name="P1"/>
      <text:p text:style-name="P6">Esma Ceren Bayram</text:p>
      <text:p text:style-name="P6">2012581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8:56:31.195000000</meta:creation-date>
    <dc:date>2019-10-08T20:29:10.005000000</dc:date>
    <meta:editing-duration>PT26M2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8" meta:word-count="65" meta:character-count="438" meta:non-whitespace-character-count="374"/>
  </office:meta>
</office:document-meta>
</file>